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pl" fo:country="PL" officeooo:rsid="0009c9c0" officeooo:paragraph-rsid="0009c9c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z projekt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23:35:08.296166181</meta:creation-date>
    <dc:date>2025-06-12T23:35:53.857628681</dc:date>
    <meta:editing-duration>PT46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  <meta:generator>LibreOffice/24.2.7.2$Linux_X86_64 LibreOffice_project/420$Build-2</meta:generator>
  </office:meta>
</office:document-meta>
</file>